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color="#A9B7C6" style:font-name="Arial Unicode MS" style:font-name-asian="Arial Unicode MS" style:font-name-complex="Arial Unicode M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fo:color="#6A8759" style:font-name="Arial Unicode MS" style:font-name-asian="Arial Unicode MS" style:font-name-complex="Arial Unicode MS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6.05895833333333cm"/>
    </style:style>
    <style:style style:name="co2" style:family="table-column">
      <style:table-column-properties fo:break-before="auto" style:column-width="10.08062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body_les_seznam</text:p>
          </table:table-cell>
          <table:table-cell office:value-type="string" table:style-name="ce1">
            <text:p>kompletní originální body (souřadnice a ref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body_overpass_seznam</text:p>
          </table:table-cell>
          <table:table-cell office:value-type="string" table:style-name="ce1">
            <text:p>body nalezení v OSM s hodnotou ref</text:p>
          </table:table-cell>
          <table:table-cell office:value-type="string" table:style-name="ce3">
            <text:p>OSMBZ.cs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ody_les_seznam_bezref</text:p>
          </table:table-cell>
          <table:table-cell office:value-type="string" table:style-name="ce1">
            <text:p>body nalezení v OSM<text:s/><text:span text:style-name="T2">bez</text:span><text:s/>hodnoty ref</text:p>
          </table:table-cell>
          <table:table-cell office:value-type="string" table:style-name="ce3">
            <text:p>OSMbodychybejiciref.cs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ybejicibody</text:p>
          </table:table-cell>
          <table:table-cell office:value-type="string" table:style-name="ce1">
            <text:p>(kopie body_les_seznam) - seznam bodů které v OSM chybí</text:p>
          </table:table-cell>
          <table:table-cell office:value-type="string" table:style-name="ce3">
            <text:p>OSMchybejicibody.csv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ymazatz_body_overpass_seznam</text:p>
          </table:table-cell>
          <table:table-cell office:value-type="string" table:style-name="ce1">
            <text:p>body které budou vymazány z body_overpass_seznam</text:p>
          </table:table-cell>
          <table:table-cell table:number-columns-repeated="16382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řík Richard</meta:initial-creator>
    <dc:creator>Mařík Richard</dc:creator>
    <meta:creation-date>2023-03-30T07:05:56Z</meta:creation-date>
    <dc:date>2023-03-31T14:47:31Z</dc:date>
  </office:meta>
</office:document-meta>
</file>